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156" officeooo:paragraph-rsid="000a8156"/>
    </style:style>
    <style:style style:name="P2" style:family="paragraph" style:parent-style-name="Standard">
      <style:paragraph-properties fo:text-align="justify" style:justify-single-word="false"/>
      <style:text-properties officeooo:rsid="000a8156" officeooo:paragraph-rsid="000a8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Contiki OS installation </text:p>
      <text:p text:style-name="P1"/>
      <text:p text:style-name="P1"/>
      <text:p text:style-name="P2">sudo apt update</text:p>
      <text:p text:style-name="P2">sudo apt upgrade</text:p>
      <text:p text:style-name="P2">sudo apt install git build-essential python3-pip srecord gcc-arm-none-eabi cmake ninja-build openocd screen</text:p>
      <text:p text:style-name="P2">git submodule update --init --recursive</text:p>
      <text:p text:style-name="P2">git clone https://github.com/contiki-ng/contiki-ng.git</text:p>
      <text:p text:style-name="P2"><text:s/>cd contiki-ng/</text:p>
      <text:p text:style-name="P2">git submodule update --init --recursive</text:p>
      <text:p text:style-name="P2">cd examples/</text:p>
      <text:p text:style-name="P2">ls</text:p>
      <text:p text:style-name="P2"><text:s/>make TARGET=native</text:p>
      <text:p text:style-name="P2">./hello-world.native</text:p>
      <text:p text:style-name="P2">cd hello-world/</text:p>
      <text:p text:style-name="P2">ls</text:p>
      <text:p text:style-name="P2">make TARGET=native</text:p>
      <text:p text:style-name="P2">./hello-world.native</text:p>
      <text:p text:style-name="P2">ls</text:p>
      <text:p text:style-name="P2">cd ..</text:p>
      <text:p text:style-name="P2">./hello-world.native</text:p>
      <text:p text:style-name="P2">./build/native/hello-world.native</text:p>
      <text:p text:style-name="P2">cd hello-world/</text:p>
      <text:p text:style-name="P2">./build/native/hello-world.native</text:p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1:52:51.116931406</meta:creation-date>
    <dc:date>2025-07-04T11:58:08.708254468</dc:date>
    <meta:editing-duration>PT5M20S</meta:editing-duration>
    <meta:editing-cycles>1</meta:editing-cycles>
    <meta:document-statistic meta:table-count="0" meta:image-count="0" meta:object-count="0" meta:page-count="1" meta:paragraph-count="23" meta:word-count="62" meta:character-count="544" meta:non-whitespace-character-count="503"/>
    <meta:generator>LibreOffice/7.3.7.2$Linux_X86_64 LibreOffice_project/30$Build-2</meta:generator>
  </office:meta>
</office:document-meta>
</file>